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2.52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8" table:default-cell-style-name="ce16"/>
        <table:table-column table:style-name="co4" table:default-cell-style-name="ce16"/>
        <table:table-column table:style-name="co11" table:default-cell-style-name="ce16"/>
        <table:table-column table:style-name="co12" table:default-cell-style-name="ce16"/>
        <table:table-column table:style-name="co8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6" table:default-cell-style-name="ce16"/>
        <table:table-column table:style-name="co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9" table:default-cell-style-name="ce16"/>
        <table:table-column table:style-name="co18" table:default-cell-style-name="ce16"/>
        <table:table-column table:style-name="co9" table:default-cell-style-name="ce16"/>
        <table:table-column table:style-name="co19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23" table:default-cell-style-name="ce16"/>
        <table:table-column table:style-name="co31" table:default-cell-style-name="ce16"/>
        <table:table-column table:style-name="co11" table:number-columns-repeated="2" table:default-cell-style-name="ce16"/>
        <table:table-column table:style-name="co32" table:number-columns-repeated="976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6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5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6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6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8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5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8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5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4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6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2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6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6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7"/>
          <table:table-cell office:value-type="string" calcext:value-type="string">
            <text:p>812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7"/>
          <table:table-cell office:value-type="string" calcext:value-type="string">
            <text:p>811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2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7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3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6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6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6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8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5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9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5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6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5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style-name="Default"/>
          <table:table-cell table:number-columns-repeated="2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6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5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6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6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5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6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6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3"/>
          <table:table-cell office:value-type="string" calcext:value-type="string">
            <text:p>-1277.4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5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2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6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6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5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1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7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6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5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3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4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5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6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6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7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6"/>
          <table:table-cell office:value-type="string" calcext:value-type="string">
            <text:p>8506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5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6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6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6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0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3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6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6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6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6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6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6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3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9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6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6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1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8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7"/>
          <table:table-cell office:value-type="string" calcext:value-type="string">
            <text:p>-3318.97</text:p>
          </table:table-cell>
          <table:table-cell table:number-columns-repeated="6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2"/>
          <table:table-cell office:value-type="string" calcext:value-type="string">
            <text:p>247.53</text:p>
          </table:table-cell>
          <table:table-cell table:number-columns-repeated="11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7"/>
          <table:table-cell office:value-type="string" calcext:value-type="string">
            <text:p>-3590.29</text:p>
          </table:table-cell>
          <table:table-cell table:number-columns-repeated="6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0" office:value-type="string" calcext:value-type="string">
            <text:p>-4992.24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7"/>
          <table:table-cell office:value-type="string" calcext:value-type="string">
            <text:p>-761.29</text:p>
          </table:table-cell>
          <table:table-cell table:number-columns-repeated="6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3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/>
          <table:table-cell table:style-name="Default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28"/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7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5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7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6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7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5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2"/>
          <table:table-cell table:style-name="Default"/>
          <table:table-cell office:value-type="string" calcext:value-type="string">
            <text:p>186.9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7"/>
          <table:table-cell office:value-type="string" calcext:value-type="string">
            <text:p>982.85</text:p>
          </table:table-cell>
          <table:table-cell table:number-columns-repeated="6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2"/>
          <table:table-cell office:value-type="string" calcext:value-type="string">
            <text:p>333.95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3"/>
          <table:table-cell table:style-name="Default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7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6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6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5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6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1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7"/>
          <table:table-cell office:value-type="string" calcext:value-type="string">
            <text:p>-517.32</text:p>
          </table:table-cell>
          <table:table-cell table:number-columns-repeated="6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913.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7</text:p>
          </table:table-cell>
          <table:table-cell table:number-columns-repeated="1019"/>
        </table:table-row>
        <table:table-row table:style-name="ro1" table:number-rows-repeated="104841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34" table:default-cell-style-name="ce16"/>
        <table:table-column table:style-name="co41" table:default-cell-style-name="ce16"/>
        <table:table-column table:style-name="co42" table:number-columns-repeated="2" table:default-cell-style-name="ce16"/>
        <table:table-column table:style-name="co9" table:default-cell-style-name="ce16"/>
        <table:table-column table:style-name="co34" table:default-cell-style-name="ce16"/>
        <table:table-column table:style-name="co42" table:default-cell-style-name="ce16"/>
        <table:table-column table:style-name="co5" table:default-cell-style-name="ce16"/>
        <table:table-column table:style-name="co43" table:default-cell-style-name="ce16"/>
        <table:table-column table:style-name="co44" table:default-cell-style-name="ce16"/>
        <table:table-column table:style-name="co37" table:default-cell-style-name="ce16"/>
        <table:table-column table:style-name="co35" table:default-cell-style-name="ce16"/>
        <table:table-column table:style-name="co43" table:default-cell-style-name="ce16"/>
        <table:table-column table:style-name="co45" table:default-cell-style-name="ce16"/>
        <table:table-column table:style-name="co46" table:default-cell-style-name="ce16"/>
        <table:table-column table:style-name="co43" table:default-cell-style-name="ce16"/>
        <table:table-column table:style-name="co47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43" table:default-cell-style-name="ce16"/>
        <table:table-column table:style-name="co51" table:default-cell-style-name="ce16"/>
        <table:table-column table:style-name="co52" table:number-columns-repeated="2" table:default-cell-style-name="ce16"/>
        <table:table-column table:style-name="co53" table:default-cell-style-name="ce16"/>
        <table:table-column table:style-name="co54" table:default-cell-style-name="ce16"/>
        <table:table-column table:style-name="co36" table:default-cell-style-name="ce16"/>
        <table:table-column table:style-name="co55" table:default-cell-style-name="ce16"/>
        <table:table-column table:style-name="co56" table:default-cell-style-name="ce16"/>
        <table:table-column table:style-name="co57" table:default-cell-style-name="ce16"/>
        <table:table-column table:style-name="co43" table:number-columns-repeated="2" table:default-cell-style-name="ce16"/>
        <table:table-column table:style-name="co57" table:default-cell-style-name="ce16"/>
        <table:table-column table:style-name="co45" table:default-cell-style-name="ce16"/>
        <table:table-column table:style-name="co38" table:default-cell-style-name="ce16"/>
        <table:table-column table:style-name="co47" table:default-cell-style-name="ce16"/>
        <table:table-column table:style-name="co32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number-columns-repeated="2" table:style-name="ce30" office:value-type="string" calcext:value-type="string">
            <text:p>расх б</text:p>
          </table:table-cell>
          <table:table-cell table:style-name="ce30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.00.0000</text:date>, <text:time style:data-style-name="N2" text:time-value="07:32:27.19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07T07:32:40.195000000</dc:date>
    <meta:editing-duration>P3DT19H11M20S</meta:editing-duration>
    <meta:editing-cycles>1374</meta:editing-cycles>
    <meta:document-statistic meta:table-count="2" meta:cell-count="4394" meta:object-count="0"/>
    <meta:user-defined meta:name="qrichtext">1</meta:user-defined>
  </office:meta>
</office:document-meta>
</file>